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983cm" fo:margin-top="0cm" fo:margin-bottom="0cm" table:align="left"/>
    </style:style>
    <style:style style:name="Tableau1.A" style:family="table-column">
      <style:table-column-properties style:column-width="0.071cm"/>
    </style:style>
    <style:style style:name="Tableau1.B" style:family="table-column">
      <style:table-column-properties style:column-width="5.652cm"/>
    </style:style>
    <style:style style:name="Tableau1.C" style:family="table-column">
      <style:table-column-properties style:column-width="0.908cm"/>
    </style:style>
    <style:style style:name="Tableau1.D" style:family="table-column">
      <style:table-column-properties style:column-width="6.798cm"/>
    </style:style>
    <style:style style:name="Tableau1.E" style:family="table-column">
      <style:table-column-properties style:column-width="5.554cm"/>
    </style:style>
    <style:style style:name="Tableau1.1" style:family="table-row">
      <style:table-row-properties style:min-row-height="0.73cm" fo:keep-together="auto"/>
    </style:style>
    <style:style style:name="Tableau1.A1" style:family="table-cell">
      <style:table-cell-properties style:vertical-align="bottom" fo:background-color="#a6a6a6" fo:padding="0cm" fo:border-left="none" fo:border-right="none" fo:border-top="1pt solid #a6a6a6" fo:border-bottom="1pt solid #a6a6a6">
        <style:background-image/>
      </style:table-cell-properties>
    </style:style>
    <style:style style:name="Tableau1.B1" style:family="table-cell">
      <style:table-cell-properties style:vertical-align="bottom" fo:background-color="#ff6500" fo:padding="0cm" fo:border-left="none" fo:border-right="1pt solid #000001" fo:border-top="1pt solid #a6a6a6" fo:border-bottom="1pt solid #a6a6a6">
        <style:background-image/>
      </style:table-cell-properties>
    </style:style>
    <style:style style:name="Tableau1.2" style:family="table-row">
      <style:table-row-properties style:min-row-height="0.076cm" fo:keep-together="auto"/>
    </style:style>
    <style:style style:name="Tableau1.A2" style:family="table-cell">
      <style:table-cell-properties style:vertical-align="bottom" fo:padding="0cm" fo:border="none"/>
    </style:style>
    <style:style style:name="Tableau1.B2" style:family="table-cell">
      <style:table-cell-properties style:vertical-align="bottom" fo:background-color="#000000" fo:padding="0cm" fo:border="none">
        <style:background-image/>
      </style:table-cell-properties>
    </style:style>
    <style:style style:name="Tableau1.E2" style:family="table-cell">
      <style:table-cell-properties style:vertical-align="bottom" fo:background-color="#000000" fo:padding="0cm" fo:border-left="none" fo:border-right="1pt solid #000001" fo:border-top="none" fo:border-bottom="none">
        <style:background-image/>
      </style:table-cell-properties>
    </style:style>
    <style:style style:name="Tableau2" style:family="table">
      <style:table-properties style:width="18.997cm" fo:margin-top="0cm" fo:margin-bottom="0cm" table:align="left"/>
    </style:style>
    <style:style style:name="Tableau2.A" style:family="table-column">
      <style:table-column-properties style:column-width="5.017cm"/>
    </style:style>
    <style:style style:name="Tableau2.B" style:family="table-column">
      <style:table-column-properties style:column-width="4.824cm"/>
    </style:style>
    <style:style style:name="Tableau2.C" style:family="table-column">
      <style:table-column-properties style:column-width="9.156cm"/>
    </style:style>
    <style:style style:name="Tableau2.1" style:family="table-row">
      <style:table-row-properties style:min-row-height="0.494cm" fo:keep-together="auto"/>
    </style:style>
    <style:style style:name="Tableau2.A1" style:family="table-cell">
      <style:table-cell-properties style:vertical-align="bottom" fo:background-color="#ff6500" fo:padding="0cm" fo:border-left="1pt solid #000001" fo:border-right="none" fo:border-top="1pt solid #000001" fo:border-bottom="1pt solid #000001">
        <style:background-image/>
      </style:table-cell-properties>
    </style:style>
    <style:style style:name="Tableau2.C1" style:family="table-cell">
      <style:table-cell-properties style:vertical-align="bottom" fo:background-color="#ff6500" fo:padding="0cm" fo:border="1pt solid #000001">
        <style:background-image/>
      </style:table-cell-properties>
    </style:style>
    <style:style style:name="Tableau2.2" style:family="table-row">
      <style:table-row-properties style:min-row-height="0.628cm" fo:keep-together="auto"/>
    </style:style>
    <style:style style:name="Tableau2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0.661cm"/>
    </style:style>
    <style:style style:name="Tableau6.C" style:family="table-column">
      <style:table-column-properties style:column-width="1.685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1.432cm"/>
    </style:style>
    <style:style style:name="Tableau6.F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ff6500" fo:padding="0cm" fo:border="1pt solid #000001">
        <style:background-image/>
      </style:table-cell-properties>
    </style:style>
    <style:style style:name="Tableau6.D1" style:family="table-cell">
      <style:table-cell-properties style:vertical-align="middle" fo:background-color="#ff6500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D2" style:family="table-cell">
      <style:table-cell-properties style:vertical-align="middle" fo:background-color="#ff6500" fo:padding="0cm" fo:border-left="1pt solid #000001" fo:border-right="1pt solid #000001" fo:border-top="none" fo:border-bottom="none">
        <style:background-image/>
      </style:table-cell-properties>
    </style:style>
    <style:style style:name="Tableau6.E2" style:family="table-cell">
      <style:table-cell-properties style:vertical-align="middle" fo:background-color="#ff6500" fo:padding="0cm" fo:border-left="none" fo:border-right="1pt solid #000001" fo:border-top="none" fo:border-bottom="1pt solid #000001">
        <style:background-image/>
      </style:table-cell-properties>
    </style:style>
    <style:style style:name="Tableau6.3" style:family="table-row">
      <style:table-row-properties style:row-height="1.401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3" style:family="table-cell">
      <style:table-cell-properties style:vertical-align="middle" fo:padding="0.097cm" fo:border="1pt solid #000001"/>
    </style:style>
    <style:style style:name="Tableau6.E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3" style:family="table-cell">
      <style:table-cell-properties style:vertical-align="middle" fo:padding="0.097cm" fo:border="1pt solid #000001"/>
    </style:style>
    <style:style style:name="Tableau6.4" style:family="table-row">
      <style:table-row-properties style:row-height="1.349cm" fo:keep-together="auto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2" style:family="table-cell">
      <style:table-cell-properties style:vertical-align="middle" fo:padding="0.097cm" fo:border="1pt solid #000001"/>
    </style:style>
    <style:style style:name="Tableau6.E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2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3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4" style:family="table-row">
      <style:table-row-properties style:row-height="0.75cm" fo:keep-together="auto"/>
    </style:style>
    <style:style style:name="Tableau6.A1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D14" style:family="table-cell">
      <style:table-cell-properties style:vertical-align="middle" fo:padding="0.097cm" fo:border-left="none" fo:border-right="1pt solid #000001" fo:border-top="1pt solid #000001" fo:border-bottom="1pt dotted #000001"/>
    </style:style>
    <style:style style:name="Tableau6.E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F1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D15" style:family="table-cell">
      <style:table-cell-properties style:vertical-align="middle" fo:padding="0.097cm" fo:border-left="none" fo:border-right="1pt solid #000001" fo:border-top="none" fo:border-bottom="1pt solid #000001"/>
    </style:style>
    <style:style style:name="Tableau6.E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F15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.5pt" officeooo:paragraph-rsid="0017fd0e" style:font-size-asian="1.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officeooo:rsid="002c5947" officeooo:paragraph-rsid="002c5947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officeooo:rsid="0028add3" officeooo:paragraph-rsid="0028add3" style:font-size-asian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officeooo:rsid="002a89af" officeooo:paragraph-rsid="002a89af" style:font-size-asian="8pt"/>
    </style:style>
    <style:style style:name="P5" style:family="paragraph" style:parent-style-name="Standard">
      <style:paragraph-properties>
        <style:tab-stops>
          <style:tab-stop style:position="19.001cm" style:type="right"/>
        </style:tab-stops>
      </style:paragraph-properties>
      <style:text-properties style:font-name="Times New Roman" fo:font-size="12pt" officeooo:paragraph-rsid="0017fd0e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rsid="002f0bf2" officeooo:paragraph-rsid="002f0bf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officeooo:rsid="00328381" officeooo:paragraph-rsid="00328381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officeooo:rsid="0033252b" officeooo:paragraph-rsid="0033252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rsid="00371ddb" officeooo:paragraph-rsid="00371ddb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officeooo:rsid="00372485" officeooo:paragraph-rsid="0037248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17fd0e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8pt" officeooo:paragraph-rsid="0017fd0e" style:font-size-asian="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paragraph-rsid="001d29d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paragraph-rsid="003ebc4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d29d7" officeooo:paragraph-rsid="001d29d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8pt" style:font-size-asian="8pt"/>
    </style:style>
    <style:style style:name="P17" style:family="paragraph" style:parent-style-name="Standard">
      <style:paragraph-properties fo:text-align="start" style:justify-single-word="false"/>
      <style:text-properties fo:font-size="6pt" officeooo:paragraph-rsid="0017fd0e" style:font-size-asian="5.25pt" style:font-size-complex="6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cbc81" officeooo:paragraph-rsid="001cbc8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4bbb5a" officeooo:paragraph-rsid="009830f0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0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9c39db" officeooo:paragraph-rsid="009c39d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1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6e4d8b" officeooo:paragraph-rsid="006e4d8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2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</style:style>
    <style:style style:name="P23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24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style:font-size-asian="8pt"/>
    </style:style>
    <style:style style:name="P25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Liberation Sans" fo:font-size="10pt" officeooo:paragraph-rsid="0017fd0e" style:font-size-asian="10pt" style:font-size-complex="10pt"/>
    </style:style>
    <style:style style:name="P26" style:family="paragraph" style:parent-style-name="Standard">
      <style:paragraph-properties fo:margin-left="0.3cm" fo:margin-right="0cm" fo:line-height="0.004cm" fo:text-align="start" style:justify-single-word="false" fo:text-indent="0cm" style:auto-text-indent="false"/>
      <style:text-properties style:font-name="Helvetica" fo:font-size="8pt" fo:font-weight="bold" officeooo:paragraph-rsid="001ae057" style:font-size-asian="8pt" style:font-weight-asian="bold" style:font-size-complex="6pt"/>
    </style:style>
    <style:style style:name="P27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7fd0e" style:font-size-asian="8pt" style:font-weight-asian="bold"/>
    </style:style>
    <style:style style:name="P2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71ddb" officeooo:paragraph-rsid="00371ddb" style:font-size-asian="6pt"/>
    </style:style>
    <style:style style:name="P29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3252b" officeooo:paragraph-rsid="0033252b" style:font-size-asian="6pt"/>
    </style:style>
    <style:style style:name="P30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2f0bf2"/>
    </style:style>
    <style:style style:name="P31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0pt" officeooo:rsid="00328381" officeooo:paragraph-rsid="00328381" style:font-size-asian="10pt" style:font-size-complex="10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629cm" style:leader-style="dotted" style:leader-text="."/>
        </style:tab-stops>
      </style:paragraph-properties>
      <style:text-properties style:font-name="Liberation Sans" fo:font-size="8pt" officeooo:rsid="00a5e1a4" officeooo:paragraph-rsid="00a5e1a4" style:font-size-asian="8pt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1464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ddfd"/>
    </style:style>
    <style:style style:name="P36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629cm" style:leader-style="dotted" style:leader-text="."/>
        </style:tab-stops>
      </style:paragraph-properties>
      <style:text-properties style:font-name="Helvetica" fo:font-size="6pt" officeooo:paragraph-rsid="0039ddfd" style:font-size-asian="6pt"/>
    </style:style>
    <style:style style:name="P38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style:font-size-asian="8pt"/>
    </style:style>
    <style:style style:name="P39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40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41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42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3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4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5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6" style:family="paragraph" style:parent-style-name="Standard">
      <style:paragraph-properties fo:margin-left="0.071cm" fo:margin-right="0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7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8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9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50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-Bold" fo:font-size="9pt" officeooo:paragraph-rsid="001e1464" style:font-size-asian="9pt"/>
    </style:style>
    <style:style style:name="P5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8pt" officeooo:rsid="001beced" officeooo:paragraph-rsid="001beced" style:font-size-asian="8pt" style:font-size-complex="8pt"/>
    </style:style>
    <style:style style:name="P53" style:family="paragraph" style:parent-style-name="Standard">
      <style:paragraph-properties fo:text-align="start" style:justify-single-word="false" fo:break-before="column"/>
      <style:text-properties style:font-name="Liberation Sans" fo:font-size="12pt" officeooo:paragraph-rsid="001d29d7" style:font-size-asian="12pt" style:font-size-complex="12pt"/>
    </style:style>
    <style:style style:name="P54" style:family="paragraph" style:parent-style-name="Standard">
      <style:paragraph-properties fo:text-align="start" style:justify-single-word="false" fo:break-before="column"/>
      <style:text-properties style:font-name="Helvetica-Bold" fo:font-size="9pt" officeooo:paragraph-rsid="00203671" style:font-size-asian="9pt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d29d7" officeooo:paragraph-rsid="001d29d7" style:font-size-asian="10pt" style:font-size-complex="10pt"/>
    </style:style>
    <style:style style:name="P56" style:family="paragraph" style:parent-style-name="Standard">
      <style:paragraph-properties fo:margin-left="0.101cm" fo:margin-right="0.101cm" fo:text-indent="0cm" style:auto-text-indent="false"/>
      <style:text-properties style:font-name="Liberation Sans" fo:font-size="8pt" officeooo:rsid="0022faa5" officeooo:paragraph-rsid="0096c509" style:font-size-asian="8pt" style:font-size-complex="8pt"/>
    </style:style>
    <style:style style:name="P57" style:family="paragraph" style:parent-style-name="Standard">
      <style:paragraph-properties fo:margin-left="0.212cm" fo:margin-right="0cm" fo:text-align="start" style:justify-single-word="false" fo:text-indent="0cm" style:auto-text-indent="false">
        <style:tab-stops>
          <style:tab-stop style:position="9.583cm" style:type="center"/>
          <style:tab-stop style:position="18.782cm" style:type="right"/>
        </style:tab-stops>
      </style:paragraph-properties>
      <style:text-properties officeooo:paragraph-rsid="0017fd0e"/>
    </style:style>
    <style:style style:name="P58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c5947" officeooo:paragraph-rsid="002c5947" style:font-size-asian="8pt"/>
    </style:style>
    <style:style style:name="P59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fe165" officeooo:paragraph-rsid="002fe165" style:font-size-asian="8pt" style:font-size-complex="8pt"/>
    </style:style>
    <style:style style:name="P60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28381" officeooo:paragraph-rsid="00328381" style:font-size-asian="8pt" style:font-size-complex="8pt"/>
    </style:style>
    <style:style style:name="P61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3252b" officeooo:paragraph-rsid="0033252b" style:font-size-asian="8pt" style:font-size-complex="8pt"/>
    </style:style>
    <style:style style:name="P62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1ddb" officeooo:paragraph-rsid="00371ddb" style:font-size-asian="8pt" style:font-size-complex="8pt"/>
    </style:style>
    <style:style style:name="P63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2485" officeooo:paragraph-rsid="00372485" style:font-size-asian="8pt" style:font-size-complex="8pt"/>
    </style:style>
    <style:style style:name="P64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 style:text-scale="99%"/>
    </style:style>
    <style:style style:name="P65" style:family="paragraph" style:parent-style-name="Standard" style:master-page-name="Standard">
      <style:paragraph-properties fo:margin-left="0.3cm" fo:margin-right="0cm" fo:text-align="start" style:justify-single-word="false" fo:text-indent="0cm" style:auto-text-indent="false" style:page-number="auto"/>
      <style:text-properties style:font-name="Helvetica" fo:font-size="8pt" fo:font-weight="bold" officeooo:rsid="001beced" officeooo:paragraph-rsid="001beced" style:font-size-asian="8pt" style:font-weight-asian="bold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8pt" officeooo:rsid="00974283" officeooo:paragraph-rsid="00aaa011" style:font-size-asian="8pt" style:font-size-complex="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aa011"/>
    </style:style>
    <style:style style:name="T1" style:family="text">
      <style:text-properties style:font-name="Helvetica" fo:font-size="14pt" fo:font-weight="bold" style:font-size-asian="14pt" style:font-weight-asian="bold"/>
    </style:style>
    <style:style style:name="T2" style:family="text">
      <style:text-properties style:font-name="Helvetica" fo:font-size="14pt" fo:font-weight="normal" style:font-size-asian="14pt" style:font-weight-asian="normal"/>
    </style:style>
    <style:style style:name="T3" style:family="text">
      <style:text-properties style:font-name="Helvetica" fo:font-size="14pt" style:font-size-asian="14pt"/>
    </style:style>
    <style:style style:name="T4" style:family="text">
      <style:text-properties style:font-name="Helvetica" fo:font-size="14pt" officeooo:rsid="001cb053" style:font-size-asian="14pt"/>
    </style:style>
    <style:style style:name="T5" style:family="text">
      <style:text-properties style:font-name="Helvetica" fo:font-size="8pt" style:font-size-asian="8pt"/>
    </style:style>
    <style:style style:name="T6" style:family="text">
      <style:text-properties style:font-name="Helvetica" fo:font-size="6pt" style:font-size-asian="6pt"/>
    </style:style>
    <style:style style:name="T7" style:family="text">
      <style:text-properties style:font-name="Helvetica" fo:font-size="6pt" officeooo:rsid="002f0bf2" style:font-size-asian="6pt"/>
    </style:style>
    <style:style style:name="T8" style:family="text">
      <style:text-properties fo:color="#0000ff" style:font-name="Liberation Sans" fo:font-size="8pt" style:font-size-asian="8pt"/>
    </style:style>
    <style:style style:name="T9" style:family="text">
      <style:text-properties style:font-name="Liberation Sans" fo:font-size="12pt" officeooo:rsid="000ef33a" style:font-name-asian="Liberation Serif1" style:font-size-asian="12pt" style:font-name-complex="Liberation Serif1" style:font-size-complex="12pt"/>
    </style:style>
    <style:style style:name="T10" style:family="text">
      <style:text-properties style:font-name="Liberation Sans" fo:font-size="10pt" officeooo:rsid="00a41cc9" style:font-name-asian="Liberation Serif1" style:font-size-asian="10pt" style:font-name-complex="Liberation Serif1" style:font-size-complex="10pt"/>
    </style:style>
    <style:style style:name="T11" style:family="text">
      <style:text-properties officeooo:rsid="001d29d7"/>
    </style:style>
    <style:style style:name="T12" style:family="text">
      <style:text-properties officeooo:rsid="0037e4b3"/>
    </style:style>
    <style:style style:name="T13" style:family="text">
      <style:text-properties officeooo:rsid="003ebc42"/>
    </style:style>
    <style:style style:name="T14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6e4d8b" style:letter-kerning="false" style:font-name-asian="Liberation Serif1" style:font-style-asian="normal" style:font-weight-asian="normal" style:font-name-complex="Liberation Serif1" style:text-emphasize="none"/>
    </style:style>
    <style:style style:name="T15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4bbb5a" style:letter-kerning="false" style:font-name-asian="Liberation Serif1" style:font-style-asian="normal" style:font-weight-asian="normal" style:font-name-complex="Liberation Serif1" style:text-emphasize="none"/>
    </style:style>
    <style:style style:name="T16" style:family="text">
      <style:text-properties fo:color="#3c3c3c" style:text-outline="false" style:text-line-through-style="none" style:text-line-through-type="none" fo:font-size="10pt" fo:letter-spacing="normal" fo:font-style="normal" fo:text-shadow="none" style:text-underline-style="none" fo:font-weight="normal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7" style:family="text">
      <style:text-properties fo:color="#3c3c3c" style:text-outline="false" style:text-line-through-style="none" style:text-line-through-type="none" fo:font-size="10pt" fo:letter-spacing="normal" fo:font-style="normal" fo:text-shadow="none" style:text-underline-style="none" fo:font-weight="normal" officeooo:rsid="004bbb5a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8" style:family="text">
      <style:text-properties fo:color="#3c3c3c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bbb5a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9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3">
          <style:column style:rel-width="3388*" fo:start-indent="0cm" fo:end-indent="0.042cm"/>
          <style:column style:rel-width="2929*" fo:start-indent="0.042cm" fo:end-indent="0.046cm"/>
          <style:column style:rel-width="3889*" fo:start-indent="0.04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[eleves;block=begin]</text:p>
      <text:p text:style-name="P26">sportiv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/>
          </table:table-cell>
          <table:table-cell table:style-name="Tableau1.B1" table:number-columns-spanned="4" office:value-type="string">
            <text:p text:style-name="P57"><text:span text:style-name="T1">D</text:span><text:span text:style-name="T2">iplôme</text:span><text:span text:style-name="T1"> N</text:span><text:span text:style-name="T2">ational du</text:span><text:span text:style-name="T1"> B</text:span><text:span text:style-name="T2">revet</text:span><text:span text:style-name="T3"><text:tab/>Session </text:span><text:span text:style-name="T4">[eleves.fb_session]<text:tab/></text:span><text:span text:style-name="T3">Série </text:span><text:span text:style-name="T1">générale</text:span><text:span text:style-name="T3">(MEN)</text:span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</table:table>
      <text:p text:style-name="P23"/>
      <text:section text:style-name="Sect1" text:name="Section2">
        <text:p text:style-name="P39">Académie : [eleves.acad] </text:p>
        <text:p text:style-name="P36">Département : [eleves.departe] </text:p>
        <text:p text:style-name="P36">Établissement fréquenté</text:p>
        <text:p text:style-name="P18">[eleves.ecole] </text:p>
        <text:p text:style-name="P18">[eleves.adresse1] </text:p>
        <text:p text:style-name="P18">[eleves.adresse2] </text:p>
        <text:p text:style-name="P18">[eleves.codeposte] [eleves.commune]</text:p>
        <text:p text:style-name="P54">MEF du candidat</text:p>
        <text:p text:style-name="P19"><text:span text:style-name="T19">[eleves.mefcode; if [val]='1031000111'; then </text:span><text:bookmark-start text:name="__DdeLink__6406_1169537332"/><text:span text:style-name="T19">☑</text:span><text:bookmark-end text:name="__DdeLink__6406_1169537332"/><text:span text:style-name="T19"> ; else □]</text:span> 3e</text:p>
        <text:p text:style-name="P66"><text:span text:style-name="T16">[eleves.mefcode; if [val]='1031000111'; then □; else </text:span><text:span text:style-name="T17">☑</text:span><text:span text:style-name="T16"> ]</text:span><text:span text:style-name="T14"> </text:span><text:span text:style-name="T15">autre</text:span></text:p>
        <text:p text:style-name="P20">[eleves.mefcode; if [val]='1031000111'; then …….. ; else [eleves.mef]]</text:p>
        <text:p text:style-name="P21"/>
        <text:p text:style-name="P50">Inscrit en section</text:p>
        <text:p text:style-name="P35"><text:span text:style-name="T9">□ </text:span><text:span text:style-name="T5">internationale</text:span></text:p>
        <text:p text:style-name="P37">à préciser <text:tab/></text:p>
        <text:p text:style-name="P34"><text:span text:style-name="T9">□ </text:span><text:span text:style-name="T5">franco-allemande</text:span></text:p>
        <text:p text:style-name="P67"><text:span text:style-name="T10">[eleves.lvr; if [val]=''; then □ ; else </text:span><text:span text:style-name="T18">☑</text:span><text:span text:style-name="T10">]</text:span><text:span text:style-name="T9"> </text:span><text:span text:style-name="T5">langue régionale</text:span></text:p>
        <text:p text:style-name="P33">[eleves.lvr; if [val]=''; then à préciser ; else [eleves.lvrNom]] <text:tab/></text:p>
        <text:p text:style-name="P53">Nom : <text:span text:style-name="T11">[eleves.nom]</text:span></text:p>
        <text:p text:style-name="P13">Prénom : <text:span text:style-name="T11">[eleves.prenom]</text:span></text:p>
        <text:p text:style-name="P13">Date de naissance : <text:span text:style-name="T11">[eleves.date_nais]</text:span></text:p>
        <text:p text:style-name="P15">à : [eleves.lieu_nais]</text:p>
        <text:p text:style-name="P14">Division : <text:span text:style-name="T13">[eleves.classe]</text:span></text:p>
      </text:section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2">Total des points du candidat</text:p>
          </table:table-cell>
          <table:table-cell table:style-name="Tableau2.A1" office:value-type="string">
            <text:p text:style-name="P40">Avis du conseil de classe</text:p>
          </table:table-cell>
          <table:table-cell table:style-name="Tableau2.C1" office:value-type="string">
            <text:p text:style-name="P41">Avis circonstancié du chef d’établissement</text:p>
          </table:table-cell>
        </table:table-row>
        <table:table-row table:style-name="Tableau2.2">
          <table:table-cell table:style-name="Tableau2.A2" office:value-type="string">
            <text:p text:style-name="P55">[eleves.totalpoints_bis] /[eleves.totalcoef_bis]</text:p>
          </table:table-cell>
          <table:table-cell table:style-name="Tableau2.B2" office:value-type="string">
            <text:p text:style-name="P25"><text:s/><text:span text:style-name="T12">[eleves.decision] </text:span></text:p>
          </table:table-cell>
          <table:table-cell table:style-name="Tableau2.C2" office:value-type="string">
            <text:p text:style-name="P56">[eleves.appreciation]</text:p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rows-spanned="2" table:number-columns-spanned="3" office:value-type="string">
            <text:p text:style-name="P42">Disciplines</text:p>
          </table:table-cell>
          <table:covered-table-cell/>
          <table:covered-table-cell/>
          <table:table-cell table:style-name="Tableau6.D1" table:number-columns-spanned="2" office:value-type="string">
            <text:p text:style-name="P64">Notes</text:p>
            <text:p text:style-name="P12">moyennes sur 20</text:p>
          </table:table-cell>
          <table:covered-table-cell/>
          <table:table-cell table:style-name="Tableau6.A1" table:number-rows-spanned="2" office:value-type="string">
            <text:p text:style-name="P43">Appréciations des professeurs</text:p>
            <text:p text:style-name="P44">sur les résultats et l’évolution du candidat</text:p>
          </table:table-cell>
        </table:table-row>
        <table:table-row table:style-name="Tableau6.2">
          <table:covered-table-cell/>
          <table:covered-table-cell/>
          <table:covered-table-cell/>
          <table:table-cell table:style-name="Tableau6.D2" office:value-type="string">
            <text:p text:style-name="P45">classe</text:p>
          </table:table-cell>
          <table:table-cell table:style-name="Tableau6.E2" office:value-type="string">
            <text:p text:style-name="P47">élève</text:p>
          </table:table-cell>
          <table:covered-table-cell/>
        </table:table-row>
        <table:table-row table:style-name="Tableau6.3">
          <table:table-cell table:style-name="Tableau6.A3" table:number-columns-spanned="3" office:value-type="string">
            <text:p text:style-name="P27">Français</text:p>
          </table:table-cell>
          <table:covered-table-cell/>
          <table:covered-table-cell/>
          <table:table-cell table:style-name="Tableau6.D3" office:value-type="string">
            <text:p text:style-name="P10">[eleves.101.3]</text:p>
          </table:table-cell>
          <table:table-cell table:style-name="Tableau6.E3" office:value-type="string">
            <text:p text:style-name="P10">[eleves.101.0]</text:p>
          </table:table-cell>
          <table:table-cell table:style-name="Tableau6.F3" office:value-type="string">
            <text:p text:style-name="P63">[eleves.101.4]</text:p>
          </table:table-cell>
        </table:table-row>
        <table:table-row table:style-name="Tableau6.4">
          <table:table-cell table:style-name="Tableau6.A4" table:number-columns-spanned="3" office:value-type="string">
            <text:p text:style-name="P27">Mathématiques</text:p>
          </table:table-cell>
          <table:covered-table-cell/>
          <table:covered-table-cell/>
          <table:table-cell table:style-name="Tableau6.D4" office:value-type="string">
            <text:p text:style-name="P10">[eleves.102.3]</text:p>
          </table:table-cell>
          <table:table-cell table:style-name="Tableau6.E4" office:value-type="string">
            <text:p text:style-name="P10">[eleves.102.0]</text:p>
          </table:table-cell>
          <table:table-cell table:style-name="Tableau6.F4" office:value-type="string">
            <text:p text:style-name="P63">[eleves.102.4]</text:p>
          </table:table-cell>
        </table:table-row>
        <table:table-row table:style-name="Tableau6.4">
          <table:table-cell table:style-name="Tableau6.A5" table:number-columns-spanned="3" office:value-type="string">
            <text:p text:style-name="P27">Première langue vivante</text:p>
            <text:p text:style-name="P27">étrangère</text:p>
            <text:p text:style-name="P28">[eleves.103.5]</text:p>
          </table:table-cell>
          <table:covered-table-cell/>
          <table:covered-table-cell/>
          <table:table-cell table:style-name="Tableau6.D5" office:value-type="string">
            <text:p text:style-name="P9">[eleves.103.3]</text:p>
          </table:table-cell>
          <table:table-cell table:style-name="Tableau6.E5" office:value-type="string">
            <text:p text:style-name="P9">[eleves.103.0]</text:p>
          </table:table-cell>
          <table:table-cell table:style-name="Tableau6.F5" office:value-type="string">
            <text:p text:style-name="P62">[eleves.103.4]</text:p>
          </table:table-cell>
        </table:table-row>
        <table:table-row table:style-name="Tableau6.4">
          <table:table-cell table:style-name="Tableau6.A6" table:number-columns-spanned="3" office:value-type="string">
            <text:p text:style-name="P27">Deuxième langue vivante</text:p>
            <text:p text:style-name="P29">[eleves.110.5]</text:p>
          </table:table-cell>
          <table:covered-table-cell/>
          <table:covered-table-cell/>
          <table:table-cell table:style-name="Tableau6.D6" office:value-type="string">
            <text:p text:style-name="P8">[eleves.110.3]</text:p>
          </table:table-cell>
          <table:table-cell table:style-name="Tableau6.E6" office:value-type="string">
            <text:p text:style-name="P8">[eleves.110.0]</text:p>
          </table:table-cell>
          <table:table-cell table:style-name="Tableau6.F6" office:value-type="string">
            <text:p text:style-name="P61">[eleves.110.4]</text:p>
          </table:table-cell>
        </table:table-row>
        <table:table-row table:style-name="Tableau6.4">
          <table:table-cell table:style-name="Tableau6.A7" table:number-columns-spanned="3" office:value-type="string">
            <text:p text:style-name="P27">Sciences de la vie et</text:p>
            <text:p text:style-name="P27">de la Terre</text:p>
          </table:table-cell>
          <table:covered-table-cell/>
          <table:covered-table-cell/>
          <table:table-cell table:style-name="Tableau6.D7" office:value-type="string">
            <text:p text:style-name="P8">[eleves.104.3]</text:p>
          </table:table-cell>
          <table:table-cell table:style-name="Tableau6.E7" office:value-type="string">
            <text:p text:style-name="P8">[eleves.104.0]</text:p>
          </table:table-cell>
          <table:table-cell table:style-name="Tableau6.F7" office:value-type="string">
            <text:p text:style-name="P61">[eleves.104.4]</text:p>
          </table:table-cell>
        </table:table-row>
        <table:table-row table:style-name="Tableau6.4">
          <table:table-cell table:style-name="Tableau6.A8" table:number-columns-spanned="3" office:value-type="string">
            <text:p text:style-name="P27">Physique-chimie</text:p>
          </table:table-cell>
          <table:covered-table-cell/>
          <table:covered-table-cell/>
          <table:table-cell table:style-name="Tableau6.D8" office:value-type="string">
            <text:p text:style-name="P7">[eleves.105.3]</text:p>
          </table:table-cell>
          <table:table-cell table:style-name="Tableau6.E8" office:value-type="string">
            <text:p text:style-name="P7">[eleves.105.0]</text:p>
          </table:table-cell>
          <table:table-cell table:style-name="Tableau6.F8" office:value-type="string">
            <text:p text:style-name="P60">[eleves.105.4]</text:p>
          </table:table-cell>
        </table:table-row>
        <table:table-row table:style-name="Tableau6.4">
          <table:table-cell table:style-name="Tableau6.A9" table:number-columns-spanned="3" office:value-type="string">
            <text:p text:style-name="P27">Éducation physique et</text:p>
            <text:p text:style-name="P27">sportive</text:p>
          </table:table-cell>
          <table:covered-table-cell/>
          <table:covered-table-cell/>
          <table:table-cell table:style-name="Tableau6.D9" office:value-type="string">
            <text:p text:style-name="P7">[eleves.106.3]</text:p>
          </table:table-cell>
          <table:table-cell table:style-name="Tableau6.E9" office:value-type="string">
            <text:p text:style-name="P7">[eleves.106.0]</text:p>
          </table:table-cell>
          <table:table-cell table:style-name="Tableau6.F9" office:value-type="string">
            <text:p text:style-name="P60">[eleves.106.4]</text:p>
          </table:table-cell>
        </table:table-row>
        <table:table-row table:style-name="Tableau6.4">
          <table:table-cell table:style-name="Tableau6.A11" table:number-rows-spanned="2" table:number-columns-spanned="2" office:value-type="string">
            <text:p text:style-name="P27">Enseignements artistiques</text:p>
          </table:table-cell>
          <table:covered-table-cell/>
          <table:table-cell table:style-name="Tableau6.C10" office:value-type="string">
            <text:p text:style-name="P46">Arts</text:p>
            <text:p text:style-name="P46">plastiques</text:p>
          </table:table-cell>
          <table:table-cell table:style-name="Tableau6.D10" office:value-type="string">
            <text:p text:style-name="P7">[eleves.107.3]</text:p>
          </table:table-cell>
          <table:table-cell table:style-name="Tableau6.E10" office:value-type="string">
            <text:p text:style-name="P7">[eleves.107.0]</text:p>
          </table:table-cell>
          <table:table-cell table:style-name="Tableau6.F10" office:value-type="string">
            <text:p text:style-name="P60">[eleves.107.4]</text:p>
          </table:table-cell>
        </table:table-row>
        <table:table-row table:style-name="Tableau6.4">
          <table:covered-table-cell/>
          <table:covered-table-cell/>
          <table:table-cell table:style-name="Tableau6.C11" office:value-type="string">
            <text:p text:style-name="P46">Éducation</text:p>
            <text:p text:style-name="P46">musicale</text:p>
          </table:table-cell>
          <table:table-cell table:style-name="Tableau6.D11" office:value-type="string">
            <text:p text:style-name="P7">[eleves.108.3]</text:p>
          </table:table-cell>
          <table:table-cell table:style-name="Tableau6.E11" office:value-type="string">
            <text:p text:style-name="P7">[eleves.108.0]</text:p>
          </table:table-cell>
          <table:table-cell table:style-name="Tableau6.F11" office:value-type="string">
            <text:p text:style-name="P60">[eleves.108.4]</text:p>
          </table:table-cell>
        </table:table-row>
        <table:table-row table:style-name="Tableau6.4">
          <table:table-cell table:style-name="Tableau6.A12" table:number-columns-spanned="3" office:value-type="string">
            <text:p text:style-name="P27">Technologie</text:p>
          </table:table-cell>
          <table:covered-table-cell/>
          <table:covered-table-cell/>
          <table:table-cell table:style-name="Tableau6.D12" office:value-type="string">
            <text:p text:style-name="P31">[eleves.109.3]</text:p>
          </table:table-cell>
          <table:table-cell table:style-name="Tableau6.E12" office:value-type="string">
            <text:p text:style-name="P7">[eleves.109.0]</text:p>
          </table:table-cell>
          <table:table-cell table:style-name="Tableau6.F12" office:value-type="string">
            <text:p text:style-name="P60">[eleves.109.4]</text:p>
          </table:table-cell>
        </table:table-row>
        <table:table-row table:style-name="Tableau6.4">
          <table:table-cell table:style-name="Tableau6.A13" table:number-columns-spanned="3" office:value-type="string">
            <text:p text:style-name="P27">Option facultative</text:p>
            <text:p text:style-name="P30"><text:span text:style-name="T6">à préciser </text:span><text:span text:style-name="T7">[eleves.113.5]</text:span></text:p>
          </table:table-cell>
          <table:covered-table-cell/>
          <table:covered-table-cell/>
          <table:table-cell table:style-name="Tableau6.D13" office:value-type="string">
            <text:p text:style-name="P6">[eleves.113.3]</text:p>
          </table:table-cell>
          <table:table-cell table:style-name="Tableau6.E13" office:value-type="string">
            <text:p text:style-name="P6">[eleves.113.0]</text:p>
          </table:table-cell>
          <table:table-cell table:style-name="Tableau6.F13" office:value-type="string">
            <text:p text:style-name="P59">[eleves.113.4]</text:p>
          </table:table-cell>
        </table:table-row>
        <table:table-row table:style-name="Tableau6.14">
          <table:table-cell table:style-name="Tableau6.A15" table:number-rows-spanned="2" office:value-type="string">
            <text:p text:style-name="P48">Pour <text:soft-page-break/>information</text:p>
          </table:table-cell>
          <table:table-cell table:style-name="Tableau6.B14" table:number-columns-spanned="2" office:value-type="string">
            <text:p text:style-name="P49">Histoire-</text:p>
            <text:p text:style-name="P51">Géographie</text:p>
          </table:table-cell>
          <table:covered-table-cell/>
          <table:table-cell table:style-name="Tableau6.D14" office:value-type="string">
            <text:p text:style-name="P3">[eleves.121.3]</text:p>
          </table:table-cell>
          <table:table-cell table:style-name="Tableau6.E14" office:value-type="string">
            <text:p text:style-name="P4">[eleves.121.0]</text:p>
          </table:table-cell>
          <table:table-cell table:style-name="Tableau6.F15" table:number-rows-spanned="2" office:value-type="string">
            <text:p text:style-name="P58">[eleves.121.4]</text:p>
          </table:table-cell>
        </table:table-row>
        <table:table-row table:style-name="Tableau6.14">
          <table:covered-table-cell/>
          <table:table-cell table:style-name="Tableau6.B15" table:number-columns-spanned="2" office:value-type="string">
            <text:p text:style-name="P51">Éducation civique</text:p>
          </table:table-cell>
          <table:covered-table-cell/>
          <table:table-cell table:style-name="Tableau6.D15" office:value-type="string">
            <text:p text:style-name="P2">[eleves.122.3]</text:p>
          </table:table-cell>
          <table:table-cell table:style-name="Tableau6.E15" office:value-type="string">
            <text:p text:style-name="P2">[eleves.122.0]</text:p>
          </table:table-cell>
          <table:covered-table-cell/>
        </table:table-row>
      </table:table>
      <text:p text:style-name="P22"/>
      <text:p text:style-name="P38">Janvier 2014</text:p>
      <text:p text:style-name="P24">Ministère de l’éducation nationale – DGESCO</text:p>
      <text:p text:style-name="P16">DNB - Fiche scolaire pour le jury - Série générale (MEN)</text:p>
      <text:p text:style-name="P11"><text:a xlink:type="simple" xlink:href="http://eduscol.education.fr/dnb"><text:span text:style-name="T8">http://eduscol.education.fr/dnb</text:span></text:a></text:p>
      <text:p text:style-name="P52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4cm" fo:margin-bottom="0.769cm" fo:margin-left="1cm" fo:margin-right="0.997cm" style:writing-mode="lr-tb" style:layout-grid-color="#c0c0c0" style:layout-grid-lines="2738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4T22:24:28.902771326</dc:date>
    <dc:creator>Bouguin </dc:creator>
    <meta:editing-duration>PT6H35M27S</meta:editing-duration>
    <meta:editing-cycles>153</meta:editing-cycles>
    <meta:document-statistic meta:table-count="3" meta:image-count="0" meta:object-count="0" meta:page-count="3" meta:paragraph-count="105" meta:word-count="233" meta:character-count="2123" meta:non-whitespace-character-count="1983"/>
  </office:meta>
</office:document-meta>
</file>